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rsid="000ecda1" officeooo:paragraph-rsid="000ecda1"/>
    </style:style>
    <style:style style:name="T1" style:family="text">
      <style:text-properties fo:font-variant="normal" fo:text-transform="none" fo:color="#1d2125" loext:opacity="100%" fo:font-family="Poppins, sans-serif" fo:font-size="11.25pt" fo:letter-spacing="normal" fo:font-style="normal" fo:font-weight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presentar mediante el diagrama entidad relación las </text:span><text:span text:style-name="Strong_20_Emphasis">entidades </text:span><text:span text:style-name="T1">y </text:span><text:span text:style-name="Strong_20_Emphasis">atributos </text:span><text:span text:style-name="T1">determinados a partir del siguiente </text:span><text:span text:style-name="Strong_20_Emphasis">Análisis de Requisitos</text:span><text:span text:style-name="T1">:</text:span></text:p>
      <text:list text:style-name="L1">
        <text:list-item>
          <text:list>
            <text:list-item>
              <text:p text:style-name="P2">Se trata una empresa de <text:span text:style-name="Strong_20_Emphasis">marroquinería </text:span>que desea una aplicación web para la gestión de fabricación de sus artículos.</text:p>
            </text:list-item>
            <text:list-item>
              <text:p text:style-name="P2">Desea almacenar información a cerca de <text:span text:style-name="Strong_20_Emphasis">los artículos</text:span>, de dichos artículos se necesita id, descripción, referencia del artículo, código , modelo, color, precio de fabricación, precio venta, unidades en stock, stock mínimo y stock máximo. Un artículo puede tener varios precios de venta. Los atributos stock mínimo y stock máximo son opcionales.</text:p>
            </text:list-item>
            <text:list-item>
              <text:p text:style-name="P2">Se desea almacenar información sobre los <text:span text:style-name="Strong_20_Emphasis">partes de producción</text:span>, de cada parte se desea saber id, descripcion, fecha de inicio, fecha de fin, número de piezas totales y observaciones. Fecha de fin es un campo opcional.</text:p>
            </text:list-item>
            <text:list-item>
              <text:p text:style-name="P3">De cada <text:span text:style-name="Strong_20_Emphasis">empleado</text:span> se desea saber el id, nombre, apellidos, NSS, DNI, direccion, poblacion, telefono, email, fecha de nacimiento, fecha de alta, antigüedad,  fecha de baja, edad. Se desean registrar un máximo de 3 teléfonos por empleado. El atributo email es opcional.</text:p>
            </text:list-item>
          </text:list>
        </text:list-item>
      </text:list>
      <text:p text:style-name="P4"><text:span text:style-name="Strong_20_Emphasis">Observaciones</text:span></text:p>
      <text:list text:style-name="L2">
        <text:list-item>
          <text:list>
            <text:list-item>
              <text:p text:style-name="P5">De cada entidad hay que determinar la clave primaria, las posibles claves secundarias, atributos derivados y posibles atributos opcionales. Dichos atributos han de ser representados correctamente en el diagrama entidad relación</text:p>
            </text:list-item>
          </text:list>
        </text:list-item>
      </text:list>
      <text:p text:style-name="Standard"/>
      <text:p text:style-name="P6">Relacion de Entidades y atributos:</text:p>
      <text:p text:style-name="P6"/>
      <text:p text:style-name="P6">articulos(<text:span text:style-name="T2">#id,</text:span> descripcion, <text:span text:style-name="T3">ref</text:span>, <text:span text:style-name="T3">codigo</text:span>, modelo, color, precio_costo, precio_venta, stock, sotck_min, stock_max)</text:p>
      <text:p text:style-name="P6"/>
      <text:p text:style-name="P6">partes de produccion<text:span text:style-name="T2">(#id,</text:span> descripcion, fecha_inicio, fecha_fin, num_piezas, observaciones)</text:p>
      <text:p text:style-name="P6"/>
      <text:p text:style-name="P6">empleados (<text:span text:style-name="T2">#id</text:span>, nombre, apellidos,<text:span text:style-name="T3"> nss</text:span>, <text:span text:style-name="T3">dni</text:span>, direccion, poblacion, telefono, <text:span text:style-name="T4">email,</text:span> fecha_nac, fecha_alta, fecha_baja, antiguedad-d, edad-d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0:09:01.742734300</meta:creation-date>
    <dc:date>2025-10-24T10:33:38.952544000</dc:date>
    <meta:editing-duration>PT24M21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1" meta:word-count="243" meta:character-count="1696" meta:non-whitespace-character-count="1468"/>
  </office:meta>
</office:document-meta>
</file>